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fo:font-weight="bold" officeooo:rsid="001104c4" officeooo:paragraph-rsid="001104c4" style:font-weight-asian="bold" style:font-weight-complex="bold"/>
    </style:style>
    <style:style style:name="P2" style:family="paragraph" style:parent-style-name="Standard">
      <style:text-properties fo:language="ru" fo:country="RU" fo:font-weight="normal" officeooo:rsid="001104c4" officeooo:paragraph-rsid="001104c4" style:font-weight-asian="normal" style:font-weight-complex="normal"/>
    </style:style>
    <style:style style:name="P3" style:family="paragraph" style:parent-style-name="Standard">
      <style:text-properties fo:language="ru" fo:country="RU" fo:font-weight="normal" officeooo:rsid="001104c4" officeooo:paragraph-rsid="001104c4" style:font-weight-asian="normal" style:font-weight-complex="normal"/>
    </style:style>
    <style:style style:name="P4" style:family="paragraph" style:parent-style-name="Standard">
      <style:text-properties fo:language="ru" fo:country="RU" fo:font-weight="normal" officeooo:rsid="00130110" officeooo:paragraph-rsid="00130110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301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1. <text:span text:style-name="T1">Выбрать название, которое будет отражаться в заголовке.</text:span></text:p>
      <text:p text:style-name="P1">Монтажник плюс.</text:p>
      <text:p text:style-name="P1">Монтажник в Сыктывкаре.</text:p>
      <text:p text:style-name="P1">Монтажные работы в Сыктывкаре.</text:p>
      <text:p text:style-name="P1"/>
      <text:p text:style-name="P1"/>
      <text:p text:style-name="P2">2. Слоган.</text:p>
      <text:p text:style-name="P1">Монтажные работы в кратчайшие сроки.</text:p>
      <text:p text:style-name="P1"><text:s text:c="2"/></text:p>
      <text:p text:style-name="P1">3. <text:span text:style-name="T1">Текст.</text:span></text:p>
      <text:p text:style-name="P2"><text:s/>Замена линий электропередач. ЛЭП</text:p>
      <text:p text:style-name="P2">Замена электропроводки в помещениях.</text:p>
      <text:p text:style-name="P2">Замена само несущих изолированных проводов.</text:p>
      <text:p text:style-name="P2">Монтажные работы.</text:p>
      <text:p text:style-name="P2"><text:s text:c="2"/></text:p>
      <text:p text:style-name="P2">Мы рады предложить вам оперативную и качественную работу в системе <text:span text:style-name="T2">монтажных элетропроводных систем в г. Сыктывкаре.</text:span></text:p>
      <text:p text:style-name="P2"><text:s/></text:p>
      <text:p text:style-name="P2"/>
      <text:p text:style-name="P4"><text:s/>Опыт <text:s/>в разработке электромонтажных систем.…….</text:p>
      <text:p text:style-name="P4"><text:s/>Высокое качество работы …….</text:p>
      <text:p text:style-name="P4">Все виды работ выполняются в точно оговоренные сроки..</text:p>
      <text:p text:style-name="P4"/>
      <text:p text:style-name="P4"/>
      <text:p text:style-name="P4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15M9S</meta:editing-duration>
    <meta:editing-cycles>4</meta:editing-cycles>
    <meta:generator>LibreOffice/5.0.4.2$Windows_X86_64 LibreOffice_project/2b9802c1994aa0b7dc6079e128979269cf95bc78</meta:generator>
    <dc:date>2016-10-27T21:28:55.894000000</dc:date>
    <meta:document-statistic meta:table-count="0" meta:image-count="0" meta:object-count="0" meta:page-count="1" meta:paragraph-count="18" meta:word-count="74" meta:character-count="560" meta:non-whitespace-character-count="492"/>
    <meta:user-defined meta:name="Info 1"/>
    <meta:user-defined meta:name="Info 2"/>
    <meta:user-defined meta:name="Info 3"/>
    <meta:user-defined meta:name="Info 4"/>
  </office:meta>
</office:document-meta>
</file>